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6E5E93ECCDB879CAAC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itLab : starter kit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tion à la SCM via GIT </text:p>
              </text:list-item>
              <text:list-item>
                <text:p>Initiation à GitLab</text:p>
              </text:list-item>
              <text:list-item>
                <text:p>GIT : usage réaliste</text:p>
              </text:list-item>
              <text:list-item>
                <text:p>Différences avec SVN</text:p>
              </text:list-item>
              <text:list-item>
                <text:p>Discussions : adaptations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ver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s objectifs</text:p>
              </text:list-item>
              <text:list-item>
                <text:p>À retenir</text:p>
                <text:list>
                  <text:list-item>
                    <text:p>Récupérer un projet</text:p>
                  </text:list-item>
                  <text:list-item>
                    <text:p>Ajouter des fichiers</text:p>
                  </text:list-item>
                  <text:list-item>
                    <text:p>En modifier</text:p>
                  </text:list-item>
                  <text:list-item>
                    <text:p>Publier (partager)</text:p>
                  </text:list-item>
                  <text:list-item>
                    <text:p>Revenir en arrière et voir les différences</text:p>
                  </text:list-item>
                </text:list>
              </text:list-item>
              <text:list-item>
                <text:p>Dé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- Objectifs : pouvoir travailler vite dans un cadre contrôlé. On apprendra GIT au fur et à mesure. Mode barbare</text:p>
              <text:p/>
              <text:p>- pour l’instant :</text:p>
              <text:p><text:s/>- pas init</text:p>
              <text:p><text:s/>- pas de branches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8" draw:layer="backgroundobjects" svg:width="7.053cm" svg:height="3.879cm" svg:x="20.747cm" svg:y="0.4cm">
        <draw:image xlink:href="Pictures/10000000000000C80000006E5E93ECCDB879CAA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1:35:15.656039324</meta:creation-date>
    <meta:editing-duration>PT15M14S</meta:editing-duration>
    <meta:editing-cycles>10</meta:editing-cycles>
    <meta:generator>LibreOffice/6.0.6.2$Linux_X86_64 LibreOffice_project/00m0$Build-2</meta:generator>
    <dc:title>Midnightblue</dc:title>
    <meta:initial-creator>FAbrice Mendes</meta:initial-creator>
    <dc:date>2018-10-07T21:50:33.746755993</dc:date>
    <dc:creator>FAbrice Mendes</dc:creator>
    <meta:document-statistic meta:object-count="68"/>
  </office:meta>
</office:document-meta>
</file>